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table:style-name="Default" office:value-type="string" calcext:value-type="string">
            <text:p><text:span text:style-name="T1">㇕</text:span><text:span text:style-name="T2">丩</text:span></text:p>
          </table:table-cell>
          <table:table-cell table:style-name="ce30" office:value-type="string" calcext:value-type="string">
            <text:p><text:span text:style-name="T5">㇆</text:span><text:span text:style-name="T6">卩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儿兀</text:p>
          </table:table-cell>
          <table:table-cell office:value-type="string" calcext:value-type="string">
            <text:p>匕尸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月夕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人亼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𠂊欠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𠂇工</text:p>
          </table:table-cell>
          <table:table-cell/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亠广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/>
          <table:table-cell table:style-name="ce10"/>
          <table:table-cell office:value-type="string" calcext:value-type="string">
            <text:p>申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3"/>
          <table:table-cell office:value-type="string" calcext:value-type="string">
            <text:p><text:span text:style-name="T1">气</text:span><text:span text:style-name="T2">乡</text:span>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夫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酉卯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自頁</text:span>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齊</text:p>
          </table:table-cell>
          <table:table-cell office:value-type="string" calcext:value-type="string">
            <text:p>丁丂華</text:p>
          </table:table-cell>
          <table:table-cell table:style-name="ce29" office:value-type="string" calcext:value-type="string">
            <text:p><text:span text:style-name="T3">子了</text:span><text:span text:style-name="T4">龴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<text:span text:style-name="T1">……</text:span><text:span text:style-name="T7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<text:span text:style-name="T1">凵匚コ</text:span></text:p>
          </table:table-cell>
          <table:table-cell office:value-type="string" calcext:value-type="string">
            <text:p>禾米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火亦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㐄癶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<text:span text:style-name="T1">冫</text:span>⺍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</text:p>
          </table:table-cell>
          <table:table-cell/>
          <table:table-cell table:style-name="Default" office:value-type="string" calcext:value-type="string">
            <text:p>皿亞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8:52:20.524554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8T19:12:48.426325638</dc:date>
    <meta:editing-duration>P16DT15H52M18S</meta:editing-duration>
    <meta:editing-cycles>3354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62" meta:object-count="0"/>
  </office:meta>
</office:document-meta>
</file>